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5-01-02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4-01-0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3-01-05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3832" calcext:value-type="float">
            <text:p>93.1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2-01-11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1-01-08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20-01-13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9-01-0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8-01-02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7-01-09 16:41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6-01-04 17:2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5-01-20 17:30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4-01-06 18:42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3-01-07 17:3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2-01-04 20:55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1-01-03 20:11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1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09-01-05 20:3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5776" calcext:value-type="float">
            <text:p>85.07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08-01-09 20:56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0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423101053601</text:p>
          </table:table-cell>
          <table:table-cell office:value-type="string" calcext:value-type="string">
            <text:p>2006-01-05 17:23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